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665f0" officeooo:paragraph-rsid="000665f0"/>
    </style:style>
    <style:style style:name="P2" style:family="paragraph" style:parent-style-name="Standard" style:list-style-name="L1">
      <style:text-properties officeooo:rsid="000665f0" officeooo:paragraph-rsid="000665f0"/>
    </style:style>
    <style:style style:name="P3" style:family="paragraph" style:parent-style-name="Standard" style:list-style-name="L2">
      <style:text-properties officeooo:rsid="000665f0" officeooo:paragraph-rsid="000665f0"/>
    </style:style>
    <style:style style:name="P4" style:family="paragraph" style:parent-style-name="Standard">
      <style:text-properties style:font-name="Raleway" fo:font-weight="bold" officeooo:rsid="000665f0" officeooo:paragraph-rsid="000665f0" style:font-weight-asian="bold" style:font-weight-complex="bold"/>
    </style:style>
    <style:style style:name="P5" style:family="paragraph" style:parent-style-name="Standard" style:list-style-name="L1">
      <style:text-properties officeooo:paragraph-rsid="000665f0"/>
    </style:style>
    <style:style style:name="P6" style:family="paragraph" style:parent-style-name="Standard">
      <style:text-properties officeooo:rsid="00074587" officeooo:paragraph-rsid="00074587"/>
    </style:style>
    <style:style style:name="P7" style:family="paragraph" style:parent-style-name="Standard" style:list-style-name="L3">
      <style:text-properties officeooo:rsid="00074587" officeooo:paragraph-rsid="00074587"/>
    </style:style>
    <style:style style:name="P8" style:family="paragraph" style:parent-style-name="Standard">
      <style:text-properties officeooo:rsid="0008a7a2" officeooo:paragraph-rsid="0008a7a2"/>
    </style:style>
    <style:style style:name="P9" style:family="paragraph" style:parent-style-name="Standard" style:list-style-name="L4">
      <style:text-properties officeooo:rsid="0008a7a2" officeooo:paragraph-rsid="0008a7a2"/>
    </style:style>
    <style:style style:name="P10" style:family="paragraph" style:parent-style-name="Standard" style:list-style-name="L5">
      <style:text-properties officeooo:rsid="0008a7a2" officeooo:paragraph-rsid="0008a7a2"/>
    </style:style>
    <style:style style:name="P11" style:family="paragraph" style:parent-style-name="Standard">
      <style:text-properties officeooo:rsid="0008a7a2" officeooo:paragraph-rsid="000aaa04"/>
    </style:style>
    <style:style style:name="P12" style:family="paragraph" style:parent-style-name="Standard">
      <style:text-properties officeooo:rsid="000972cc" officeooo:paragraph-rsid="000972cc"/>
    </style:style>
    <style:style style:name="P13" style:family="paragraph" style:parent-style-name="Standard" style:list-style-name="L7">
      <style:text-properties officeooo:rsid="000972cc" officeooo:paragraph-rsid="000972cc"/>
    </style:style>
    <style:style style:name="P14" style:family="paragraph" style:parent-style-name="Standard" style:list-style-name="L9">
      <style:text-properties officeooo:rsid="000972cc" officeooo:paragraph-rsid="000972cc"/>
    </style:style>
    <style:style style:name="P15" style:family="paragraph" style:parent-style-name="Standard" style:list-style-name="L10">
      <style:text-properties officeooo:paragraph-rsid="000aaa04"/>
    </style:style>
    <style:style style:name="P16" style:family="paragraph" style:parent-style-name="Standard" style:list-style-name="L10">
      <style:text-properties officeooo:rsid="000aaa04" officeooo:paragraph-rsid="000aaa04"/>
    </style:style>
    <style:style style:name="P17" style:family="paragraph" style:parent-style-name="Standard">
      <style:text-properties officeooo:rsid="000aaa04" officeooo:paragraph-rsid="000aaa04"/>
    </style:style>
    <style:style style:name="P18" style:family="paragraph" style:parent-style-name="Standard" style:list-style-name="L11">
      <style:text-properties officeooo:rsid="000aaa04" officeooo:paragraph-rsid="000aaa04"/>
    </style:style>
    <style:style style:name="P19" style:family="paragraph" style:parent-style-name="Standard">
      <style:text-properties officeooo:rsid="000c929d" officeooo:paragraph-rsid="000c929d"/>
    </style:style>
    <style:style style:name="P20" style:family="paragraph" style:parent-style-name="Standard" style:list-style-name="L12">
      <style:text-properties officeooo:rsid="000c929d" officeooo:paragraph-rsid="000c929d"/>
    </style:style>
    <style:style style:name="P21" style:family="paragraph" style:parent-style-name="Standard" style:list-style-name="L13">
      <style:text-properties officeooo:rsid="000c929d" officeooo:paragraph-rsid="000c929d"/>
    </style:style>
    <style:style style:name="P22" style:family="paragraph" style:parent-style-name="Standard">
      <style:text-properties officeooo:rsid="000c9a24" officeooo:paragraph-rsid="000c929d"/>
    </style:style>
    <style:style style:name="P23" style:family="paragraph" style:parent-style-name="Standard">
      <style:text-properties officeooo:rsid="000c9a24" officeooo:paragraph-rsid="000c9a24"/>
    </style:style>
    <style:style style:name="P24" style:family="paragraph" style:parent-style-name="Standard">
      <style:text-properties fo:font-weight="bold" officeooo:rsid="000c9a24" officeooo:paragraph-rsid="000c9a24" style:font-weight-asian="bold" style:font-weight-complex="bold"/>
    </style:style>
    <style:style style:name="P25" style:family="paragraph" style:parent-style-name="Standard" style:list-style-name="L14">
      <style:text-properties fo:font-weight="bold" officeooo:rsid="000c9a24" officeooo:paragraph-rsid="000c9a24" style:font-weight-asian="bold" style:font-weight-complex="bold"/>
    </style:style>
    <style:style style:name="P26" style:family="paragraph" style:parent-style-name="Standard">
      <style:paragraph-properties fo:break-before="page"/>
      <style:text-properties officeooo:rsid="00074587" officeooo:paragraph-rsid="00074587"/>
    </style:style>
    <style:style style:name="P27" style:family="paragraph" style:parent-style-name="Standard">
      <style:paragraph-properties fo:break-before="page"/>
      <style:text-properties officeooo:rsid="000972cc" officeooo:paragraph-rsid="000972cc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7a2" officeooo:paragraph-rsid="0008a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6">
      <style:paragraph-properties fo:text-align="start" style:justify-single-word="false"/>
      <style:text-properties officeooo:paragraph-rsid="0008a7a2"/>
    </style:style>
    <style:style style:name="P31" style:family="paragraph" style:parent-style-name="Table_20_Contents">
      <style:paragraph-properties fo:text-align="start" style:justify-single-word="false"/>
      <style:text-properties officeooo:paragraph-rsid="0008a7a2"/>
    </style:style>
    <style:style style:name="P32" style:family="paragraph" style:parent-style-name="Table_20_Contents">
      <style:paragraph-properties fo:text-align="start" style:justify-single-word="false"/>
      <style:text-properties officeooo:rsid="0008a7a2" officeooo:paragraph-rsid="0008a7a2"/>
    </style:style>
    <style:style style:name="P33" style:family="paragraph"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729fcf"/>
      <style:paragraph-properties fo:text-align="center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729fcf"/>
      <style:paragraph-properties fo:text-align="star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Raleway"/>
    </style:style>
    <style:style style:name="T3" style:family="text">
      <style:text-properties style:font-name="Raleway" fo:font-weight="normal" style:font-weight-asian="normal" style:font-weight-complex="normal"/>
    </style:style>
    <style:style style:name="T4" style:family="text">
      <style:text-properties style:font-name="Raleway" fo:font-weight="normal" officeooo:rsid="000665f0" style:font-weight-asian="normal" style:font-weight-complex="normal"/>
    </style:style>
    <style:style style:name="T5" style:family="text">
      <style:text-properties style:font-name="Raleway" fo:font-weight="bold" style:font-weight-asian="bold" style:font-weight-complex="bold"/>
    </style:style>
    <style:style style:name="T6" style:family="text">
      <style:text-properties style:font-name="Raleway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Raleway" style:text-underline-style="none" fo:font-weight="normal" style:font-weight-asian="normal" style:font-weight-complex="normal"/>
    </style:style>
    <style:style style:name="T8" style:family="text">
      <style:text-properties style:font-name="Raleway" style:text-underline-style="none" fo:font-weight="normal" officeooo:rsid="0008a7a2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18cm" fo:min-width="2.667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16cm" fo:min-width="3.311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667cm" fo:min-width="3.567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marker-start="" draw:marker-end="Arrowheads_20_2" draw:textarea-horizontal-align="center" draw:textarea-vertical-align="middl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marker-start="" draw:marker-end="Arrowheads_20_2" draw:textarea-horizontal-align="justify" draw:textarea-vertical-align="middle" draw:auto-grow-height="false" fo:min-height="1.513cm" fo:min-width="2.9cm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marker-start="" draw:marker-end="Arrowheads_20_2" draw:textarea-horizontal-align="justify" draw:textarea-vertical-align="middle" draw:auto-grow-height="false" fo:min-height="1.669cm" fo:min-width="2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marker-end="Arrowheads_20_2" draw:textarea-horizontal-align="justify" draw:textarea-vertical-align="middle" draw:auto-grow-height="false" fo:min-height="1.332cm" fo:min-width="2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marker-end="Arrowheads_20_2" draw:textarea-horizontal-align="justify" draw:textarea-vertical-align="middle" draw:auto-grow-height="false" fo:min-height="1.616cm" fo:min-width="2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fff" draw:marker-start="Arrowheads_20_2" draw:marker-end="Arrowheads_20_2" draw:fill="none" draw:auto-grow-height="false" fo:min-height="0.566cm" fo:min-width="1.38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3465a4" draw:marker-start="Arrowheads_20_2" draw:marker-end="Arrowheads_20_2" draw:fill="solid" draw:fill-color="#729fcf" draw:auto-grow-height="false" fo:min-height="0.566cm" fo:min-width="1.38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Ultrafine_20_Dashed" svg:stroke-color="#3465a4" draw:marker-start="Arrowheads_20_2" draw:marker-end="Arrowheads_20_2" draw:fill="solid" draw:fill-color="#729fcf" draw:auto-grow-height="false" fo:min-height="6.004cm" fo:min-width="10.15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marker-end="Arrowheads_20_2" draw:textarea-horizontal-align="justify" draw:textarea-vertical-align="middle" draw:auto-grow-height="false" fo:min-height="1.616cm" fo:min-width="6.0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marker-end="Arrowheads_20_2" draw:textarea-horizontal-align="justify" draw:textarea-vertical-align="middle" draw:auto-grow-height="false" fo:min-height="1.616cm" fo:min-width="3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marker-end="Arrowheads_20_2" draw:textarea-horizontal-align="justify" draw:textarea-vertical-align="middle" draw:auto-grow-height="false" fo:min-height="1.621cm" fo:min-width="2.4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ffffff" draw:marker-start="Arrowheads_20_2" draw:marker-end="Arrowheads_20_2" draw:fill="none" draw:auto-grow-height="false" fo:min-height="0.566cm" fo:min-width="3.87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marker-start="" draw:marker-end="Arrowheads_20_2" draw:textarea-horizontal-align="justify" draw:textarea-vertical-align="middle" draw:auto-grow-height="false" fo:min-height="1.487cm" fo:min-width="2.1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es de datos</text:p>
      <text:p text:style-name="P4"><text:span text:style-name="T1"/></text:p>
      <text:p text:style-name="P4"><text:span text:style-name="T1">Dato</text:span></text:p>
      <text:list xml:id="list2126512837" text:style-name="L1">
        <text:list-item>
          <text:p text:style-name="P5"><text:span text:style-name="T4">Tiene magnitud con algo que describe significado → 15 años.</text:span></text:p>
        </text:list-item>
        <text:list-item>
          <text:p text:style-name="P2"><text:span text:style-name="T3">Es un hecho</text:span></text:p>
        </text:list-item>
      </text:list>
      <text:p text:style-name="P1"><text:span text:style-name="T3"/></text:p>
      <text:p text:style-name="P1"><text:span text:style-name="T3">Base de datos</text:span></text:p>
      <text:list xml:id="list2574498737" text:style-name="L2">
        <text:list-item>
          <text:p text:style-name="P3"><text:span text:style-name="T3">Conjunto de datos relacionados.</text:span></text:p>
        </text:list-item>
        <text:list-item>
          <text:p text:style-name="P3"><text:span text:style-name="T3">No necesariamente es TI.</text:span></text:p>
          <text:list>
            <text:list-item>
              <text:p text:style-name="P3"><text:span text:style-name="T3">Puede ser manual.</text:span></text:p>
              <text:list>
                <text:list-item>
                  <text:p text:style-name="P3"><text:span text:style-name="T3">Directorio telefónico.</text:span></text:p>
                </text:list-item>
                <text:list-item>
                  <text:p text:style-name="P3"><text:span text:style-name="T3">Fichas bibliográficas.</text:span></text:p>
                </text:list-item>
              </text:list>
            </text:list-item>
          </text:list>
        </text:list-item>
        <text:list-item>
          <text:p text:style-name="P3"><text:span text:style-name="T3">Datos son recurso “natural”.</text:span></text:p>
          <text:list>
            <text:list-item>
              <text:p text:style-name="P3"><text:span text:style-name="T3">Se explotan para lograr algún fin → $$.</text:span></text:p>
              <text:list>
                <text:list-item>
                  <text:p text:style-name="P3"><text:span text:style-name="T3">Analytics: “Bussiness Intelligence” → </text:span><text:span text:style-name="T5">Data Science.</text:span></text:p>
                </text:list-item>
              </text:list>
            </text:list-item>
            <text:list-item>
              <text:p text:style-name="P3"><text:span text:style-name="T3">Genera </text:span><text:span text:style-name="T5">Big Data.</text:span></text:p>
              <text:list>
                <text:list-item>
                  <text:p text:style-name="P3"><text:span text:style-name="T3">IoT.</text:span></text:p>
                </text:list-item>
                <text:list-item>
                  <text:p text:style-name="P3"><text:span text:style-name="T3">Redes sociales.</text:span></text:p>
                </text:list-item>
                <text:list-item>
                  <text:p text:style-name="P3"><text:span text:style-name="T3">Fuentes estructuradas.</text:span></text:p>
                </text:list-item>
              </text:list>
            </text:list-item>
          </text:list>
        </text:list-item>
        <text:list-item>
          <text:p text:style-name="P3"><text:span text:style-name="T3">Tienen </text:span><text:span text:style-name="T5">Universo del <text:s/>discurso</text:span><text:span text:style-name="T3"> → Dominio.</text:span></text:p>
        </text:list-item>
      </text:list>
      <text:p text:style-name="P1"><text:span text:style-name="T3"/></text:p>
      <text:p text:style-name="P1"><text:span text:style-name="T3"/></text:p>
      <text:p text:style-name="P6"><text:span text:style-name="T3">Enfoque orientado a Archivos</text:span></text:p>
      <text:list xml:id="list2441116384" text:style-name="L3">
        <text:list-item>
          <text:p text:style-name="P7"><text:span text:style-name="T3">Inconsistencias.</text:span></text:p>
        </text:list-item>
        <text:list-item>
          <text:p text:style-name="P7"><text:span text:style-name="T3">Duplicidad de datos.</text:span></text:p>
        </text:list-item>
        <text:list-item>
          <text:p text:style-name="P7"><text:span text:style-name="T3">Formatos no estándares.</text:span></text:p>
        </text:list-item>
        <text:list-item>
          <text:p text:style-name="P7"><text:span text:style-name="T3">Cómo compartir archivos?</text:span></text:p>
        </text:list-item>
        <text:list-item>
          <text:p text:style-name="P7"><text:span text:style-name="T3">Integridad de datos inexistente.</text:span></text:p>
        </text:list-item>
      </text:list>
      <text:p text:style-name="P6"><text:span text:style-name="T3"/></text:p>
      <text:p text:style-name="P6"><text:span text:style-name="T3"/></text:p>
      <text:p text:style-name="P6"><draw:custom-shape text:anchor-type="paragraph" draw:z-index="0" draw:name="Shape1" draw:style-name="gr1" draw:text-style-name="P33" svg:width="2.668cm" svg:height="1.181cm" svg:x="7.602cm" svg:y="0.651cm"><text:p text:style-name="P33">App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3.312cm" svg:height="1.616cm" svg:x="3.214cm" svg:y="4.717cm"><text:p text:style-name="P33"><text:s/>Empleados.txt</text:p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33" svg:width="3.567cm" svg:height="1.668cm" svg:x="11.425cm" svg:y="4.768cm"><text:p text:style-name="P33">Cuentas </text:p><text:p text:style-name="P33">Empresariales.txt</text:p><draw:enhanced-geometry svg:viewBox="0 0 21600 21600" draw:type="rectangle" draw:enhanced-path="M 0 0 L 21600 0 21600 21600 0 21600 0 0 Z N"/></draw:custom-shape><draw:line text:anchor-type="paragraph" draw:z-index="3" draw:name="Shape3" draw:style-name="gr4" draw:text-style-name="P33" svg:x1="8.987cm" svg:y1="1.831cm" svg:x2="13.349cm" svg:y2="4.639cm"><text:p/></draw:line><draw:line text:anchor-type="paragraph" draw:z-index="4" draw:name="Shape4" draw:style-name="gr4" draw:text-style-name="P33" svg:x1="8.988cm" svg:y1="1.831cm" svg:x2="5.114cm" svg:y2="4.51cm"><text:p/></draw:line><text:span text:style-name="T3">Planilla</text:span></text:p>
      <text:p text:style-name="P6"/>
      <text:p text:style-name="P26"><draw:custom-shape text:anchor-type="paragraph" draw:z-index="5" draw:name="Shape5" draw:style-name="gr5" svg:width="2.901cm" svg:height="1.514cm" svg:x="7.396cm" svg:y="0.053cm"><text:p text:style-name="P33">App 2</text:p><draw:enhanced-geometry svg:viewBox="0 0 21600 21600" draw:type="rectangle" draw:enhanced-path="M 0 0 L 21600 0 21600 21600 0 21600 0 0 Z N"/></draw:custom-shape><draw:line text:anchor-type="paragraph" draw:z-index="7" draw:name="Shape6" draw:style-name="gr4" draw:text-style-name="P33" svg:x1="8.936cm" svg:y1="1.566cm" svg:x2="8.936cm" svg:y2="4.413cm"><text:p/></draw:line><draw:custom-shape text:anchor-type="paragraph" draw:z-index="6" draw:name="Shape5" draw:style-name="gr5" draw:text-style-name="P33" svg:width="2.901cm" svg:height="1.514cm" svg:x="7.267cm" svg:y="4.401cm"><text:p text:style-name="P33">Empleados.txt</text:p><draw:enhanced-geometry svg:viewBox="0 0 21600 21600" draw:type="rectangle" draw:enhanced-path="M 0 0 L 21600 0 21600 21600 0 21600 0 0 Z N"/></draw:custom-shape><draw:custom-shape text:anchor-type="paragraph" draw:z-index="8" draw:name="Shape5" draw:style-name="gr5" draw:text-style-name="P33" svg:width="2.901cm" svg:height="1.514cm" svg:x="1.623cm" svg:y="4.503cm"><text:p text:style-name="P33">App</text:p><draw:enhanced-geometry svg:viewBox="0 0 21600 21600" draw:type="rectangle" draw:enhanced-path="M 0 0 L 21600 0 21600 21600 0 21600 0 0 Z N"/></draw:custom-shape><draw:line text:anchor-type="paragraph" draw:z-index="9" draw:name="Shape7" draw:style-name="gr4" draw:text-style-name="P33" svg:x1="4.523cm" svg:y1="5.196cm" svg:x2="7.448cm" svg:y2="5.222cm"><text:p/></draw:line></text:p>
      <text:p text:style-name="P6"><text:span text:style-name="T3"/></text:p>
      <text:p text:style-name="P6"><text:span text:style-name="T3"/></text:p>
      <text:p text:style-name="P8"><text:span text:style-name="T3">Apollo</text:span></text:p>
      <text:list xml:id="list3166794251" text:style-name="L4">
        <text:list-item>
          <text:p text:style-name="P9"><text:span text:style-name="T3">El primer </text:span><text:span text:style-name="T6">motor de bases de datos</text:span><text:span text:style-name="T7"> – IBM.</text:span></text:p>
        </text:list-item>
        <text:list-item>
          <text:p text:style-name="P9"><text:span text:style-name="T7">IMS → Information Management System.</text:span></text:p>
        </text:list-item>
      </text:list>
      <text:p text:style-name="P8"><text:span text:style-name="T7"/></text:p>
      <text:p text:style-name="P8"><text:span text:style-name="T7"/></text:p>
      <text:p text:style-name="P8"><text:span text:style-name="T7">Motor de BD → SABD / DBMS</text:span></text:p>
      <text:list xml:id="list2526929820" text:style-name="L5">
        <text:list-item>
          <text:p text:style-name="P10"><text:span text:style-name="T7">Sistema administrador de bases de datos</text:span></text:p>
        </text:list-item>
      </text:list>
      <text:p text:style-name="P8"><text:span text:style-name="T7"/></text:p>
      <text:p text:style-name="P8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8"><draw:custom-shape text:anchor-type="paragraph" draw:z-index="10" draw:name="Shape8" draw:style-name="gr6" draw:text-style-name="P33" svg:width="2.978cm" svg:height="1.669cm" svg:x="2.757cm" svg:y="0.088cm"><text:p text:style-name="P33">Software </text:p><text:p text:style-name="P33">DBMS</text:p><draw:enhanced-geometry svg:viewBox="0 0 21600 21600" draw:type="rectangle" draw:enhanced-path="M 0 0 L 21600 0 21600 21600 0 21600 0 0 Z N"/></draw:custom-shape><draw:custom-shape text:anchor-type="paragraph" draw:z-index="11" draw:name="Shape9" draw:style-name="gr7" draw:text-style-name="P33" svg:width="2.181cm" svg:height="2.13cm" svg:x="3.143cm" svg:y="2.93cm"><text:p text:style-name="P33"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12" draw:name="Shape10" draw:style-name="gr8" draw:text-style-name="P33" svg:x1="4.272cm" svg:y1="1.757cm" svg:x2="4.272cm" svg:y2="3.29cm"><text:p/></draw:line></text:p>
          </table:table-cell>
          <table:table-cell table:style-name="Table1.A1" office:value-type="string">
            <text:p text:style-name="P29">BD:</text:p>
            <text:list xml:id="list1021371596" text:style-name="L6">
              <text:list-item>
                <text:p text:style-name="P30"><text:span text:style-name="T10">Definir</text:span></text:p>
              </text:list-item>
              <text:list-item>
                <text:p text:style-name="P30"><text:span text:style-name="T10">Construir</text:span></text:p>
              </text:list-item>
              <text:list-item>
                <text:p text:style-name="P30"><text:span text:style-name="T10">Manipular</text:span></text:p>
              </text:list-item>
              <text:list-item>
                <text:p text:style-name="P30"><text:span text:style-name="T10">Intercambiar</text:span></text:p>
              </text:list-item>
              <text:list-item>
                <text:p text:style-name="P30"><text:span text:style-name="T10">Proteger</text:span></text:p>
              </text:list-item>
              <text:list-item>
                <text:p text:style-name="P30"><text:span text:style-name="T10">Mantener</text:span></text:p>
              </text:list-item>
            </text:list>
            <text:p text:style-name="P31"><text:span text:style-name="T10"/></text:p>
            <text:p text:style-name="P31"><text:span text:style-name="T10"/></text:p>
            <text:p text:style-name="P32"><text:span text:style-name="T9">CRUD → Create, Read, Update, Delete.</text:span></text:p>
            <text:p text:style-name="P32"><text:span text:style-name="T9"/></text:p>
          </table:table-cell>
        </table:table-row>
      </table:table>
      <text:p text:style-name="P8"><text:span text:style-name="T7"/></text:p>
      <text:p text:style-name="P11"><text:span text:style-name="T7">En el 67: CODASYL</text:span></text:p>
      <text:list xml:id="list1743482228" text:style-name="L10">
        <text:list-item>
          <text:p text:style-name="P15"><text:span text:style-name="T8">Consorcio.</text:span></text:p>
        </text:list-item>
        <text:list-item>
          <text:p text:style-name="P16"><text:span text:style-name="T8">E</text:span><text:span text:style-name="T7">stándares de BD.</text:span></text:p>
        </text:list-item>
      </text:list>
      <text:p text:style-name="P8"><text:span text:style-name="T7"/></text:p>
      <text:p text:style-name="P12"><text:span text:style-name="T7">1970: Edgar Codd (IBM)</text:span></text:p>
      <text:list xml:id="list1837811212" text:style-name="L7">
        <text:list-item>
          <text:p text:style-name="P13"><text:span text:style-name="T7">Paper que define el modelo relacional para BD (Algebra Relacional).</text:span></text:p>
          <text:list>
            <text:list-item>
              <text:p text:style-name="P13"><text:span text:style-name="T7">Gran paso para la estandarización.</text:span></text:p>
            </text:list-item>
          </text:list>
        </text:list-item>
        <text:list-item>
          <text:p text:style-name="P13"><text:span text:style-name="T7">Por restricciones tecnológicas se empieza a usar hasta los 80’s.</text:span></text:p>
        </text:list-item>
        <text:list-item>
          <text:p text:style-name="P13"><text:span text:style-name="T7">System R (DB2)</text:span></text:p>
        </text:list-item>
        <text:list-item>
          <text:p text:style-name="P13"><text:span text:style-name="T7">Especial para sistemas transaccionales.</text:span></text:p>
        </text:list-item>
        <text:list-item>
          <text:p text:style-name="P13"><text:span text:style-name="T7">Surge NoSQL</text:span></text:p>
        </text:list-item>
      </text:list>
      <text:p text:style-name="P27"><text:span text:style-name="T7">Motores relacionales actuales</text:span></text:p>
      <text:list xml:id="list1781677090" text:style-name="L9">
        <text:list-item>
          <text:p text:style-name="P14"><text:span text:style-name="T7">Oracle 11.</text:span></text:p>
        </text:list-item>
        <text:list-item>
          <text:p text:style-name="P14"><text:span text:style-name="T7">MS SQL Server.</text:span></text:p>
        </text:list-item>
        <text:list-item>
          <text:p text:style-name="P14"><text:span text:style-name="T7">DB2.</text:span></text:p>
        </text:list-item>
        <text:list-item>
          <text:p text:style-name="P14"><text:span text:style-name="T7">MySQL</text:span></text:p>
        </text:list-item>
        <text:list-item>
          <text:p text:style-name="P14"><text:span text:style-name="T7">Postgress</text:span></text:p>
        </text:list-item>
      </text:list>
      <text:p text:style-name="P12"><text:span text:style-name="T7"/></text:p>
      <text:p text:style-name="P12"><text:span text:style-name="T7"/></text:p>
      <text:p text:style-name="P17"><text:span text:style-name="T7">DBMS Architecture</text:span></text:p>
      <text:list xml:id="list4127380334" text:style-name="L11">
        <text:list-item>
          <text:p text:style-name="P18"><text:span text:style-name="T7">Cliente/Servidor.</text:span></text:p>
        </text:list-item>
      </text:list>
      <text:p text:style-name="P17"><draw:custom-shape text:anchor-type="paragraph" draw:z-index="14" draw:name="Shape11" draw:style-name="gr9" draw:text-style-name="P33" svg:width="2.668cm" svg:height="1.616cm" svg:x="7.191cm" svg:y="0.39cm"><text:p text:style-name="P33">Usuario</text:p><text:p text:style-name="P33">final</text:p><draw:enhanced-geometry svg:viewBox="0 0 21600 21600" draw:type="rectangle" draw:enhanced-path="M 0 0 L 21600 0 21600 21600 0 21600 0 0 Z N"/></draw:custom-shape><text:span text:style-name="T7"/></text:p>
      <text:p text:style-name="P17"><text:span text:style-name="T7"/></text:p>
      <text:p text:style-name="P17"><text:span text:style-name="T7"/></text:p>
      <text:p text:style-name="P17"><draw:custom-shape text:anchor-type="paragraph" draw:z-index="16" draw:name="Shape13" draw:style-name="gr11" draw:text-style-name="P34" svg:width="1.514cm" svg:height="0.694cm" svg:x="10.038cm" svg:y="1.54cm"><text:p text:style-name="P33">Nodo 1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draw:line text:anchor-type="paragraph" draw:z-index="15" draw:name="Shape12" draw:style-name="gr10" draw:text-style-name="P33" svg:x1="8.551cm" svg:y1="0.016cm" svg:x2="8.551cm" svg:y2="1.076cm"><text:p/></draw:line><text:span text:style-name="T3"/></text:p>
      <text:p text:style-name="P17"><draw:custom-shape text:anchor-type="paragraph" draw:z-index="37" draw:name="Shape13" draw:style-name="gr11" draw:text-style-name="P38" svg:width="1.514cm" svg:height="0.694cm" svg:x="3.754cm" svg:y="0.24cm"><text:p text:style-name="P33">SQL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draw:custom-shape text:anchor-type="paragraph" draw:z-index="13" draw:name="Shape11" draw:style-name="gr9" draw:text-style-name="P33" svg:width="2.668cm" svg:height="1.616cm" svg:x="7.191cm" svg:y="0.101cm"><text:p text:style-name="P33">App</text:p><draw:enhanced-geometry svg:viewBox="0 0 21600 21600" draw:type="rectangle" draw:enhanced-path="M 0 0 L 21600 0 21600 21600 0 21600 0 0 Z N"/></draw:custom-shape><draw:line text:anchor-type="paragraph" draw:z-index="36" draw:name="Shape21" draw:style-name="gr8" draw:text-style-name="P33" svg:x1="7.926cm" svg:y1="3.463cm" svg:x2="5.009cm" svg:y2="0.436cm"><text:p/></draw:line><text:span text:style-name="T3"/></text:p>
      <text:p text:style-name="P17"><text:span text:style-name="T3"/></text:p>
      <text:p text:style-name="P17"><draw:custom-shape text:anchor-type="paragraph" draw:z-index="31" draw:name="Shape19" draw:style-name="gr19" draw:text-style-name="P33" svg:width="2.154cm" svg:height="1.488cm" svg:x="0.907cm" svg:y="0.413cm"><text:p text:style-name="P33">DBA</text:p><draw:enhanced-geometry svg:viewBox="0 0 21600 21600" draw:type="rectangle" draw:enhanced-path="M 0 0 L 21600 0 21600 21600 0 21600 0 0 Z N"/></draw:custom-shape><draw:custom-shape text:anchor-type="paragraph" draw:z-index="33" draw:name="Shape13" draw:style-name="gr11" draw:text-style-name="P38" svg:width="1.514cm" svg:height="0.694cm" svg:x="3.445cm" svg:y="0.314cm"><text:p text:style-name="P33">Queries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4" draw:name="Shape13" draw:style-name="gr11" draw:text-style-name="P38" svg:width="1.514cm" svg:height="0.694cm" svg:x="3.445cm" svg:y="1.314cm"><text:p text:style-name="P33">TCP/IP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draw:custom-shape text:anchor-type="paragraph" draw:z-index="17" draw:name="Shape13" draw:style-name="gr12" draw:text-style-name="P35" svg:width="1.514cm" svg:height="0.694cm" svg:x="7.86cm" svg:y="0.224cm"><text:p text:style-name="P33">Facade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9" draw:name="Shape13" draw:style-name="gr18" draw:text-style-name="P38" svg:width="4.003cm" svg:height="0.694cm" svg:x="12.169cm" svg:y="0.291cm"><text:p text:style-name="P33">Provisto por el vendor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draw:line text:anchor-type="paragraph" draw:z-index="28" draw:name="Shape18" draw:style-name="gr8" draw:text-style-name="P33" svg:x1="12.04cm" svg:y1="0.079cm" svg:x2="9.373cm" svg:y2="0.079cm"><text:p/></draw:line><draw:line text:anchor-type="paragraph" draw:z-index="21" draw:name="Shape14" draw:style-name="gr8" draw:text-style-name="P33" svg:x1="8.679cm" svg:y1="0.309cm" svg:x2="8.654cm" svg:y2="2.789cm"><text:p/></draw:line><draw:polyline text:anchor-type="paragraph" draw:z-index="32" draw:name="Shape20" draw:style-name="gr8" draw:text-style-name="P33" svg:width="3.44cm" svg:height="1.693cm" draw:transform="skewX (-0.0403171057210691) rotate (-0.87440995524916) translate (4.31523644374011cm -1.00067988649449cm)" svg:viewBox="0 0 3441 1694" draw:points="0,1693 1484,0 3441,1694"><text:p/></draw:polyline><text:span text:style-name="T3"/></text:p>
      <text:p text:style-name="P17"><draw:custom-shape text:anchor-type="paragraph" draw:z-index="23" draw:name="Shape13" draw:style-name="gr11" draw:text-style-name="P38" svg:width="1.514cm" svg:height="0.694cm" draw:transform="rotate (1.54897971114497) translate (7.92691666666667cm 1.72684722222222cm)"><text:p text:style-name="P33">Query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draw:custom-shape text:anchor-type="paragraph" draw:z-index="22" draw:name="Shape13" draw:style-name="gr11" draw:text-style-name="P38" svg:width="1.514cm" svg:height="0.694cm" svg:x="8.807cm" svg:y="0.261cm"><text:p text:style-name="P33">TCP/IP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5" draw:name="Shape13" draw:style-name="gr11" draw:text-style-name="P38" svg:width="1.514cm" svg:height="0.694cm" svg:x="2.24cm" svg:y="0.018cm"><text:p text:style-name="P33">CMD Tool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text:span text:style-name="T3"/></text:p>
      <text:p text:style-name="P17"><text:span text:style-name="T3"/></text:p>
      <text:p text:style-name="P17"><draw:custom-shape text:anchor-type="paragraph" draw:z-index="18" draw:name="Shape13" draw:style-name="gr13" draw:text-style-name="P37" svg:width="11.519cm" svg:height="7.367cm" svg:x="2.831cm" svg:y="0.291cm"><text:p text:style-name="P36">DBMS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0" draw:name="Shape13" draw:style-name="gr11" draw:text-style-name="P38" svg:width="1.514cm" svg:height="0.694cm" svg:x="14.527cm" svg:y="0.372cm"><text:p text:style-name="P33">Nodo 2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3"/></text:p>
      <text:p text:style-name="P17"><text:span text:style-name="T3"/></text:p>
      <text:p text:style-name="P17"><text:span text:style-name="T3"/></text:p>
      <text:p text:style-name="P17"><draw:custom-shape text:anchor-type="paragraph" draw:z-index="19" draw:name="Shape11" draw:style-name="gr14" draw:text-style-name="P33" svg:width="6.03cm" svg:height="1.616cm" svg:x="5.549cm" svg:y="0.443cm"><text:p text:style-name="P33">Query Processor</text:p><draw:enhanced-geometry svg:viewBox="0 0 21600 21600" draw:type="rectangle" draw:enhanced-path="M 0 0 L 21600 0 21600 21600 0 21600 0 0 Z N"/></draw:custom-shap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custom-shape text:anchor-type="paragraph" draw:z-index="20" draw:name="Shape11" draw:style-name="gr15" draw:text-style-name="P33" svg:width="3.772cm" svg:height="1.616cm" svg:x="6.782cm" svg:y="0.392cm"><text:p text:style-name="P33">Engine</text:p><draw:enhanced-geometry svg:viewBox="0 0 21600 21600" draw:type="rectangle" draw:enhanced-path="M 0 0 L 21600 0 21600 21600 0 21600 0 0 Z N"/></draw:custom-shap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line text:anchor-type="paragraph" draw:z-index="26" draw:name="Shape16" draw:style-name="gr17" draw:text-style-name="P33" svg:x1="8.627cm" svg:y1="0.018cm" svg:x2="5.138cm" svg:y2="2.978cm"><text:p/></draw:line><draw:line text:anchor-type="paragraph" draw:z-index="27" draw:name="Shape17" draw:style-name="gr17" draw:text-style-name="P33" svg:x1="12.065cm" svg:y1="3.004cm" svg:x2="8.627cm" svg:y2="0.018cm"><text:p/></draw:lin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custom-shape text:anchor-type="paragraph" draw:z-index="24" draw:name="Shape15" draw:style-name="gr16" draw:text-style-name="P33" svg:width="2.49cm" svg:height="2.592cm" svg:x="3.727cm" svg:y="0.49cm"><text:p text:style-name="P33"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text:span text:style-name="T3"/></text:p>
      <text:p text:style-name="P17"><draw:custom-shape text:anchor-type="paragraph" draw:z-index="25" draw:name="Shape15" draw:style-name="gr16" draw:text-style-name="P33" svg:width="2.49cm" svg:height="2.592cm" svg:x="10.885cm" svg:y="0.019cm"><text:p text:style-name="P33">Meta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oft-page-break/><text:span text:style-name="T3"/></text:p>
      <text:p text:style-name="P19"><text:span text:style-name="T3">SQL</text:span></text:p>
      <text:list xml:id="list1005787646" text:style-name="L13">
        <text:list-item>
          <text:p text:style-name="P21"><text:span text:style-name="T3">Structured Query Language.</text:span></text:p>
        </text:list-item>
      </text:list>
      <text:list xml:id="list1288650941" text:style-name="L12">
        <text:list-item>
          <text:p text:style-name="P20"><text:span text:style-name="T3">DDL → Data Definition Language.</text:span></text:p>
        </text:list-item>
        <text:list-item>
          <text:p text:style-name="P20"><text:span text:style-name="T3">DML → Data Manipulation Language.</text:span></text:p>
        </text:list-item>
      </text:list>
      <text:p text:style-name="P22"/>
      <text:p text:style-name="P23"><text:span text:style-name="T3"/></text:p>
      <text:p text:style-name="P24"><text:span text:style-name="T2">Descargar MySQL</text:span><text:span text:style-name="T3"> → </text:span><text:span text:style-name="T2">GUI: MySQL Workbench.</text:span></text:p>
      <text:p text:style-name="P24"><text:span text:style-name="T3"/></text:p>
      <text:p text:style-name="P24"><text:span text:style-name="T3">Tipos de datos</text:span></text:p>
      <text:list xml:id="list1956257152" text:style-name="L14">
        <text:list-item>
          <text:p text:style-name="P25"><text:span text:style-name="T3">BIT (0, 1) ~ boolean</text:span></text:p>
        </text:list-item>
        <text:list-item>
          <text:p text:style-name="P25"><text:span text:style-name="T3">string/char</text:span></text:p>
          <text:list>
            <text:list-item>
              <text:p text:style-name="P25"><text:span text:style-name="T3">CHAR (n)</text:span></text:p>
              <text:list>
                <text:list-item>
                  <text:p text:style-name="P25"><text:span text:style-name="T3">Ocupa todo el espacio N.</text:span></text:p>
                </text:list-item>
              </text:list>
            </text:list-item>
            <text:list-item>
              <text:p text:style-name="P25"><text:span text:style-name="T3">VARCHAR (n)</text:span></text:p>
              <text:list>
                <text:list-item>
                  <text:p text:style-name="P25"><text:span text:style-name="T3">No desperdicia espacio, pero presenta overhead para saber el tamaño.</text:span></text:p>
                </text:list-item>
              </text:list>
            </text:list-item>
            <text:list-item>
              <text:p text:style-name="P25"><text:span text:style-name="T3">TEXT→ Grandes cantidades de texto.</text:span></text:p>
            </text:list-item>
            <text:list-item>
              <text:p text:style-name="P25"><text:span text:style-name="T3">CLOB → Character Large Object.</text:span></text:p>
            </text:list-item>
          </text:list>
        </text:list-item>
        <text:list-item>
          <text:p text:style-name="P25"><text:span text:style-name="T3">BLOB → Binary Large Object.</text:span></text:p>
        </text:list-item>
        <text:list-item>
          <text:p text:style-name="P25"><text:span text:style-name="T3">INTEGER</text:span></text:p>
        </text:list-item>
        <text:list-item>
          <text:p text:style-name="P25"><text:span text:style-name="T3">SMALLINT</text:span></text:p>
        </text:list-item>
        <text:list-item>
          <text:p text:style-name="P25"><text:span text:style-name="T3">DECIMAL</text:span></text:p>
        </text:list-item>
      </text:list>
      <text:p text:style-name="P24"><text:span text:style-name="T3"/></text:p>
      <text:p text:style-name="P23"><text:span text:style-name="T3"/></text:p>
      <text:p text:style-name="P23"><text:span text:style-name="T3"/></text:p>
      <text:p text:style-name="P19"><text:span text:style-name="T3"/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2" draw:display-name="Arrowheads 2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10-23T19:06:50.658182550</meta:creation-date>
    <dc:date>2019-10-23T20:24:15.384121967</dc:date>
    <dc:creator>Marlon Vega</dc:creator>
    <meta:editing-duration>PT1M1S</meta:editing-duration>
    <meta:editing-cycles>1</meta:editing-cycles>
    <meta:document-statistic meta:table-count="1" meta:image-count="0" meta:object-count="0" meta:page-count="4" meta:paragraph-count="74" meta:word-count="310" meta:character-count="1680" meta:non-whitespace-character-count="1500"/>
    <meta:generator>LibreOffice/6.2.7.1$Linux_X86_64 LibreOffice_project/20$Build-1</meta:generator>
  </office:meta>
</office:document-meta>
</file>